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15fb00" officeooo:paragraph-rsid="0015fb00" style:font-size-asian="10.5pt"/>
    </style:style>
    <style:style style:name="P2" style:family="paragraph" style:parent-style-name="Standard">
      <style:text-properties fo:language="pt" fo:country="BR" officeooo:rsid="0015fb00" officeooo:paragraph-rsid="0015fb00" style:font-size-asian="10.5pt"/>
    </style:style>
    <style:style style:name="T1" style:family="text">
      <style:text-properties officeooo:rsid="00171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</text:p>
      <text:p text:style-name="P2">------</text:p>
      <text:p text:style-name="P2"/>
      <text:p text:style-name="P2">1. Existem dois princípios fundamentais na construção de compiladores, explique co<text:span text:style-name="T1">m</text:span> suas palavras o que significa cada um desses dois princípios.</text:p>
      <text:p text:style-name="P2"/>
      <text:p text:style-name="P2">2. Escreva o que você entende por linguagem de programação?</text:p>
      <text:p text:style-name="P2"/>
      <text:p text:style-name="P2">3. Quais as cincos classificações das linguagens de programação, de exemplos?</text:p>
      <text:p text:style-name="P2"/>
      <text:p text:style-name="P2">4. Cite os 5 tipos de tradutores e o significado de cada uma?</text:p>
      <text:p text:style-name="P2"/>
      <text:p text:style-name="P2">5. Explique as diferenças entre um compilador e um interpretador?</text:p>
      <text:p text:style-name="P2"/>
      <text:p text:style-name="P2">6. Quais as fases e as duas tarefas do processo de compilação?</text:p>
      <text:p text:style-name="P2"/>
      <text:p text:style-name="P2">5. Explique cada fase que pertence a tarefa de análise - front-end - do processo de compilação?</text:p>
      <text:p text:style-name="P2"/>
      <text:p text:style-name="P2">6. Explique cada fase que pertence a tarefa de síntese - back-end - do processo de compilação?</text:p>
      <text:p text:style-name="P2"/>
      <text:p text:style-name="P2">7. O que é um interpretador puro e um interpretador misto?</text:p>
      <text:p text:style-name="P2"/>
      <text:p text:style-name="P2">8. O que é o processo de compilação conhecido como J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06:02.229556000</meta:creation-date>
    <dc:date>2015-12-07T10:07:34.260673000</dc:date>
    <meta:editing-duration>PT1M33S</meta:editing-duration>
    <meta:editing-cycles>2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2" meta:word-count="135" meta:character-count="787" meta:non-whitespace-character-count="664"/>
  </office:meta>
</office:document-meta>
</file>